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1000004630000031A5BB3ECBC5B9E1457.png" manifest:media-type="image/pn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1" style:family="graphic" style:parent-style-name="standard">
      <style:graphic-properties draw:stroke="none" draw:fill="none" fo:min-height="3.155cm"/>
      <style:paragraph-properties style:writing-mode="lr-tb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1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</text:span><text:span text:style-name="T7">ботка </text:span><text:span text:style-name="T7">больш</text:span><text:span text:style-name="T7">их </text:span><text:span text:style-name="T7">прогр</text:span><text:span text:style-name="T7">амм</text:span></text:p>
          </draw:text-box>
        </draw:frame>
        <draw:frame draw:style-name="gr13" draw:text-style-name="P2" draw:layer="layout" svg:width="19.79cm" svg:height="14cm" svg:x="4.385cm" svg:y="1.502cm">
          <draw:image xlink:href="Pictures/10000001000004630000031A5BB3ECBC5B9E1457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6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7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8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9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20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1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4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5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6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7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8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9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9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9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30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3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4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5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6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7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9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40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1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2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4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5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6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8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9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2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1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4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7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1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1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8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60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3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1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1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60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60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60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1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1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1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1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1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3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3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4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1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4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1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1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2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3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4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5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6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8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8">Structure1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9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8">BaseType</text:span><text:span text:style-name="T198"><text:tab/></text:span><text:span text:style-name="T198"><text:tab/></text:span><text:span text:style-name="T188">// переменная типа </text:span><text:span text:style-name="T198">BaseType </text:span></text:p>
            <text:p text:style-name="P13"><text:span text:style-name="T188"><text:tab/></text:span><text:span text:style-name="T188">var p *</text:span><text:span text:style-name="T198">BaseType</text:span><text:span text:style-name="T188"><text:tab/></text:span><text:span text:style-name="T188">// указатель на переменную типа </text:span><text:span text:style-name="T198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8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8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0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1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2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]</text:span><text:span text:style-name="T98">User{user1, user2, user3}</text:span></text:p>
            <text:p text:style-name="P13"><text:span text:style-name="T99"><text:tab/></text:span><text:span text:style-name="T99">possibleErrors1</text:span><text:span text:style-name="T96"> :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possibleErrors2</text:span><text:span text:style-name="T96"> :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3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4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5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2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6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</text:span><text:span text:style-name="T183">struct embedding</text:span><text:span text:style-name="T180">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8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0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1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2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3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4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5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6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7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1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8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9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90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1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3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4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5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6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8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9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0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 </text:span><text:span text:style-name="T282">(PHP→Go)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1" draw:text-style-name="P61" draw:layer="layout" svg:width="26.8cm" svg:height="13.04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290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2" draw:text-style-name="P26" draw:layer="layout" svg:width="26.8cm" svg:height="12.812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91">(since 2009)</text:span><text:span text:style-name="T224">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, Jul 2025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1">* я не учитывал в индексах позицию HTML/CSS</text:span></text:p>
          </draw:text-box>
        </draw:frame>
        <draw:frame draw:style-name="gr103" draw:text-style-name="P73" draw:layer="layout" svg:width="6cm" svg:height="2.4cm" svg:x="21.4cm" svg:y="2.6cm">
          <draw:text-box>
            <text:p text:style-name="P72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4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</text:span><text:span text:style-name="T58">[ ]</text:span><text:span text:style-name="T29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3">Нет полноценного ООП. </text:span></text:p>
              </text:list-item>
              <text:list-item>
                <text:p text:style-name="P18"><text:span text:style-name="T29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3">Нет возможности объявить неизменяемость (immutability declarations), кроме </text:span><text:span text:style-name="T58">const</text:span><text:span text:style-name="T293">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8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: "</text:span><text:span text:style-name="T58">Mon Jan 2 15:04:05 -0700 2006</text:span><text:span text:style-name="T293">"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8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3"/></text:p>
            <text:p text:style-name="P74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3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5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6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7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7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7">▲</text:span></text:p>
          </draw:text-box>
        </draw:frame>
        <draw:frame draw:style-name="gr109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8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8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77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8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8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8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8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8"><text:s text:c="4"/>// Примеры конструкций</text:span></text:p>
              </text:list-item>
              <text:list-item>
                <text:p text:style-name="P77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77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77"><text:span text:style-name="T299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8"><text:s text:c="10"/>// "Effecive Go" бесплатная web-книга</text:span></text:p>
              </text:list-item>
              <text:list-item>
                <text:p text:style-name="P77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8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8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8">@ proglib.io // План изучения</text:span></text:p>
              </text:list-item>
              <text:list-item>
                <text:p text:style-name="P77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77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77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10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1" draw:text-style-name="P81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2" draw:text-style-name="P82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запущенная для одновременного выволнения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7T17:12:18.429538623</dc:date>
    <meta:editing-duration>P10DT2H19M48S</meta:editing-duration>
    <meta:editing-cycles>1720</meta:editing-cycles>
    <meta:generator>LibreOffice/7.4.7.2$Linux_X86_64 LibreOffice_project/40$Build-2</meta:generator>
    <meta:document-statistic meta:object-count="532"/>
  </office:meta>
</office:document-meta>
</file>